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30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VILLACREZ SAMANEZ RINGO AUGUST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9919914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10099199143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HUANUCO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23377839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VILLACREZ SAMANEZ RINGO AUGUSTO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09919914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3 377 83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06/08/2021</text:span></text:p>
          </table:table-cell>
          <table:table-cell table:style-name="Tabla1.A8" office:value-type="string">
            <text:p text:style-name="P21"><text:span text:style-name="T9">FACTUR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30/07/2021</text:p>
          </table:table-cell>
          <table:table-cell table:style-name="Tabla2.A3" office:value-type="string">
            <text:p text:style-name="P16">936380</text:p>
          </table:table-cell>
          <table:table-cell table:style-name="Tabla2.D3" office:value-type="string">
            <text:p text:style-name="P17">224.5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18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30T21:54:23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